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tructions 2020-09-30</text:p>
      <text:p text:style-name="Standard">Debian buster in Raspberry Pi</text:p>
      <text:p text:style-name="Standard"/>
      <text:p text:style-name="Standard">sudo apt-get update</text:p>
      <text:p text:style-name="Standard">sudo apt-get install subversion qt5-default bison flex qtmultimedia5-dev libqt5serialport5-dev libqt5multimedia5-plugins libqt5texttospeech5-dev qspeech5-flite-plugin pulseaudio</text:p>
      <text:p text:style-name="Standard"><text:s/></text:p>
      <text:p text:style-name="Standard">in your home folder</text:p>
      <text:p text:style-name="Standard">svn checkout https://svn.code.sf.net/p/kidbasic/code/trunk basic256</text:p>
      <text:p text:style-name="Standard"/>
      <text:p text:style-name="Standard">cd basic256</text:p>
      <text:p text:style-name="Standard">qmake BASIC256.pro -config release</text:p>
      <text:p text:style-name="Standard">make clean</text:p>
      <text:p text:style-name="Standard">make</text:p>
      <text:p text:style-name="Standard">sudo make install</text:p>
      <text:p text:style-name="Standard"/>
      <text:p text:style-name="Standard">RaspberryPi - AUdio</text:p>
      <text:p text:style-name="Standard">https://www.raspberrypi.org/documentation/configuration/audio-config.m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3:41:59.456119091</meta:creation-date>
    <dc:date>2020-10-04T03:42:42.526993757</dc:date>
    <meta:editing-duration>PT48S</meta:editing-duration>
    <meta:editing-cycles>1</meta:editing-cycles>
    <meta:document-statistic meta:table-count="0" meta:image-count="0" meta:object-count="0" meta:page-count="1" meta:paragraph-count="14" meta:word-count="47" meta:character-count="501" meta:non-whitespace-character-count="466"/>
    <meta:generator>LibreOffice/6.1.5.2$Linux_ARM_EABI LibreOffice_project/10$Build-2</meta:generator>
  </office:meta>
</office:document-meta>
</file>